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ControlGui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ndomControl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domControl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Control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domControlGui.modifyTestElement( TestElement 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ndomControl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ndomControlGui.RandomControl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